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Filterable.apply( JSONSerializer jsonBeanDeser , Object object , String key , Object propertyValu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rializeFilterable.getContextValueFil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ializeFilterable.getNameFil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ializeFilterable.getPropertyFil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ializeFilterable.writeDirect( JSONSerializer jsonBeanDes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ializeFilterable.processValue( JSONSerializer jsonBeanDeser , BeanContext beanContext , Object object , String key , Object propertyValue , int features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7">
            <text:p text:style-name="Table_20_Contents">17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SerializeFilterable.getValueFil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ializeFilterable.getBeforeFil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ializeFilterable.applyName( JSONSerializer jsonBeanDeser , Object object , String ke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rializeFilterable.processValue( JSONSerializer jsonBeanDeser , BeanContext beanContext , Object object , String key , Object property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Filterable.addFilter( SerializeFilter filte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erializeFilterable.getLabelFil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ializeFilterable.processKey( JSONSerializer jsonBeanDeser , Object object , String key , Object property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ializeFilterable.getPropertyPreFil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ializeFilterable.getAfterFil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